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5in" table:align="margins" style:may-break-between-rows="false" style:writing-mode="lr-tb"/>
    </style:style>
    <style:style style:name="Table4.A" style:family="table-column">
      <style:table-column-properties style:column-width="1.8361in" style:rel-column-width="18513*"/>
    </style:style>
    <style:style style:name="Table4.B" style:family="table-column">
      <style:table-column-properties style:column-width="0.4354in" style:rel-column-width="4390*"/>
    </style:style>
    <style:style style:name="Table4.C" style:family="table-column">
      <style:table-column-properties style:column-width="0.5326in" style:rel-column-width="5369*"/>
    </style:style>
    <style:style style:name="Table4.D" style:family="table-column">
      <style:table-column-properties style:column-width="0.8444in" style:rel-column-width="8517*"/>
    </style:style>
    <style:style style:name="Table4.E" style:family="table-column">
      <style:table-column-properties style:column-width="1.1667in" style:rel-column-width="11763*"/>
    </style:style>
    <style:style style:name="Table4.F" style:family="table-column">
      <style:table-column-properties style:column-width="1.6847in" style:rel-column-width="16983*"/>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2" style:family="table">
      <style:table-properties style:width="6.5in" table:align="margins" style:may-break-between-rows="false" style:writing-mode="lr-tb"/>
    </style:style>
    <style:style style:name="Table2.A" style:family="table-column">
      <style:table-column-properties style:column-width="1.8361in" style:rel-column-width="18513*"/>
    </style:style>
    <style:style style:name="Table2.B" style:family="table-column">
      <style:table-column-properties style:column-width="0.4354in" style:rel-column-width="4390*"/>
    </style:style>
    <style:style style:name="Table2.C" style:family="table-column">
      <style:table-column-properties style:column-width="0.5326in" style:rel-column-width="5369*"/>
    </style:style>
    <style:style style:name="Table2.D" style:family="table-column">
      <style:table-column-properties style:column-width="0.8444in" style:rel-column-width="8517*"/>
    </style:style>
    <style:style style:name="Table2.E" style:family="table-column">
      <style:table-column-properties style:column-width="1.1667in" style:rel-column-width="11763*"/>
    </style:style>
    <style:style style:name="Table2.F" style:family="table-column">
      <style:table-column-properties style:column-width="1.6847in" style:rel-column-width="16983*"/>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top="0in" fo:margin-bottom="0in"/>
    </style:style>
    <style:style style:name="P2" style:family="paragraph" style:parent-style-name="Table_20_Contents">
      <style:paragraph-properties fo:text-align="center" style:justify-single-word="false"/>
    </style:style>
    <style:style style:name="P3" style:family="paragraph" style:parent-style-name="Standard" style:list-style-name="L1"/>
    <style:style style:name="P4" style:family="paragraph" style:parent-style-name="Text_20_body">
      <style:paragraph-properties fo:margin-top="0in" fo:margin-bottom="0in"/>
      <style:text-properties style:text-underline-style="none"/>
    </style:style>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Text_20_body">
      <style:paragraph-properties fo:margin-top="0in" fo:margin-bottom="0in"/>
    </style:style>
    <style:style style:name="P13" style:family="paragraph" style:parent-style-name="Text_20_body">
      <style:paragraph-properties fo:margin-top="0in" fo:margin-bottom="0in"/>
      <style:text-properties style:text-underline-style="non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7" style:family="paragraph" style:parent-style-name="Table_20_Contents">
      <style:paragraph-properties fo:margin-left="0in" fo:margin-right="0in" fo:margin-top="0in" fo:margin-bottom="0.1181in" fo:text-align="center" style:justify-single-word="false"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Text_20_body">
      <style:text-properties style:font-name="TimesNewRomanPSMT" fo:font-size="12pt"/>
    </style:style>
    <style:style style:name="P21" style:family="paragraph" style:parent-style-name="Text_20_body">
      <style:paragraph-properties fo:margin-top="0in" fo:margin-bottom="0in"/>
    </style:style>
    <style:style style:name="P22" style:family="paragraph" style:parent-style-name="Text_20_body">
      <style:paragraph-properties fo:margin-top="0in" fo:margin-bottom="0in"/>
      <style:text-properties style:text-underline-style="none"/>
    </style:style>
    <style:style style:name="P23" style:family="paragraph" style:parent-style-name="Heading_20_1" style:master-page-name="First_20_Page">
      <style:paragraph-properties style:page-number="auto"/>
    </style:style>
    <style:style style:name="P2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6" style:family="paragraph" style:parent-style-name="Footer">
      <style:paragraph-properties>
        <style:tab-stops>
          <style:tab-stop style:position="3in" style:type="center"/>
          <style:tab-stop style:position="6.5in" style:type="right"/>
        </style:tab-stops>
      </style:paragraph-properties>
    </style:style>
    <style:style style:name="P27" style:family="paragraph" style:parent-style-name="Table_20_Contents">
      <style:paragraph-properties fo:text-align="center" style:justify-single-word="false"/>
    </style:style>
    <style:style style:name="P28" style:family="paragraph" style:parent-style-name="Standard" style:list-style-name="L1"/>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text-underline-style="none" style:font-name-asian="Times New Roman" style:font-size-asian="18pt" style:font-name-complex="Times New Roman" style:font-size-complex="12pt" style:language-complex="ar" style:country-complex="SA" style:font-weight-complex="bold"/>
    </style:style>
    <style:style style:name="T7" style:family="text">
      <style:text-properties style:text-underline-style="none"/>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56733488" text:id="ct456733488">
          <text:deletion>
            <office:change-info>
              <dc:creator>Jim Kueneman</dc:creator>
              <dc:date>2014-03-09T13:25:00</dc:date>
            </office:change-info>
            <text:p text:style-name="P1">tiny</text:p>
          </text:deletion>
        </text:changed-region>
        <text:changed-region xml:id="ct456733728" text:id="ct456733728">
          <text:insertion>
            <office:change-info>
              <dc:creator>Jim Kueneman</dc:creator>
              <dc:date>2014-03-09T13:25:00</dc:date>
            </office:change-info>
          </text:insertion>
        </text:changed-region>
        <text:changed-region xml:id="ct456694400" text:id="ct456694400">
          <text:deletion>
            <office:change-info>
              <dc:creator>Jim Kueneman</dc:creator>
              <dc:date>2014-03-09T13:26:00</dc:date>
            </office:change-info>
            <text:p text:style-name="P1"><text:s/>they can exist independently of whether ACDI is present in the node or not.</text:p>
          </text:deletion>
        </text:changed-region>
        <text:changed-region xml:id="ct456734144" text:id="ct456734144">
          <text:deletion>
            <office:change-info>
              <dc:creator>Jim Kueneman</dc:creator>
              <dc:date>2014-03-09T13:25:00</dc:date>
            </office:change-info>
            <text:p text:style-name="P1">I</text:p>
          </text:deletion>
        </text:changed-region>
        <text:changed-region xml:id="ct456734048" text:id="ct456734048">
          <text:deletion>
            <office:change-info>
              <dc:creator>Jim Kueneman</dc:creator>
              <dc:date>2014-03-09T13:26:00</dc:date>
            </office:change-info>
            <text:p text:style-name="P1">I</text:p>
          </text:deletion>
        </text:changed-region>
        <text:changed-region xml:id="ct456733296" text:id="ct456733296">
          <text:deletion>
            <office:change-info>
              <dc:creator>Jim Kueneman</dc:creator>
              <dc:date>2014-03-09T13:25:00</dc:date>
            </office:change-info>
            <text:p text:style-name="P1">N</text:p>
          </text:deletion>
        </text:changed-region>
        <text:changed-region xml:id="ct456733936" text:id="ct456733936">
          <text:deletion>
            <office:change-info>
              <dc:creator>Jim Kueneman</dc:creator>
              <dc:date>2014-03-09T13:26:00</dc:date>
            </office:change-info>
            <text:p text:style-name="P1"/>
            <text:p text:style-name="P1">See the larger description in the ACDI TN, which should be copied here too. <text:s/>But note that S</text:p>
          </text:deletion>
        </text:changed-region>
        <text:changed-region xml:id="ct456742096" text:id="ct456742096">
          <text:deletion>
            <office:change-info>
              <dc:creator>Jim Kueneman</dc:creator>
              <dc:date>2014-03-09T13:26:00</dc:date>
            </office:change-info>
            <text:p text:style-name="P2">Node</text:p>
          </text:deletion>
        </text:changed-region>
        <text:changed-region xml:id="ct456741936" text:id="ct456741936">
          <text:insertion>
            <office:change-info>
              <dc:creator>Jim Kueneman</dc:creator>
              <dc:date>2014-03-09T13:26:00</dc:date>
            </office:change-info>
          </text:insertion>
        </text:changed-region>
        <text:changed-region xml:id="ct456743360" text:id="ct456743360">
          <text:deletion>
            <office:change-info>
              <dc:creator>Jim Kueneman</dc:creator>
              <dc:date>2014-03-09T13:34:00</dc:date>
            </office:change-info>
            <text:p text:style-name="P2">3520</text:p>
          </text:deletion>
        </text:changed-region>
        <text:changed-region xml:id="ct456743680" text:id="ct456743680">
          <text:insertion>
            <office:change-info>
              <dc:creator>Jim Kueneman</dc:creator>
              <dc:date>2014-03-09T13:34:00</dc:date>
            </office:change-info>
          </text:insertion>
        </text:changed-region>
        <text:changed-region xml:id="ct456743808" text:id="ct456743808">
          <text:deletion>
            <office:change-info>
              <dc:creator>Jim Kueneman</dc:creator>
              <dc:date>2014-03-09T13:34:00</dc:date>
            </office:change-info>
            <text:p text:style-name="P2">1Edd</text:p>
          </text:deletion>
        </text:changed-region>
        <text:changed-region xml:id="ct456743904" text:id="ct456743904">
          <text:insertion>
            <office:change-info>
              <dc:creator>Jim Kueneman</dc:creator>
              <dc:date>2014-03-09T13:34:00</dc:date>
            </office:change-info>
          </text:insertion>
        </text:changed-region>
        <text:changed-region xml:id="ct456743456" text:id="ct456743456">
          <text:deletion>
            <office:change-info>
              <dc:creator>Jim Kueneman</dc:creator>
              <dc:date>2014-03-09T13:34:00</dc:date>
            </office:change-info>
            <text:p text:style-name="P2">d</text:p>
          </text:deletion>
        </text:changed-region>
        <text:changed-region xml:id="ct456741680" text:id="ct456741680">
          <text:insertion>
            <office:change-info>
              <dc:creator>Jim Kueneman</dc:creator>
              <dc:date>2014-03-09T13:34:00</dc:date>
            </office:change-info>
          </text:insertion>
        </text:changed-region>
        <text:changed-region xml:id="ct456640512" text:id="ct456640512">
          <text:deletion>
            <office:change-info>
              <dc:creator>Jim Kueneman</dc:creator>
              <dc:date>2014-03-09T13:34:00</dc:date>
            </office:change-info>
            <text:p text:style-name="P2"><text:s/>52</text:p>
          </text:deletion>
        </text:changed-region>
        <text:changed-region xml:id="ct456742624" text:id="ct456742624">
          <text:insertion>
            <office:change-info>
              <dc:creator>Jim Kueneman</dc:creator>
              <dc:date>2014-03-09T13:36:00</dc:date>
            </office:change-info>
          </text:insertion>
        </text:changed-region>
        <text:changed-region xml:id="ct456746160" text:id="ct456746160">
          <text:insertion>
            <office:change-info>
              <dc:creator>Jim Kueneman</dc:creator>
              <dc:date>2014-03-09T13:35:00</dc:date>
            </office:change-info>
          </text:insertion>
        </text:changed-region>
        <text:changed-region xml:id="ct456744800" text:id="ct456744800">
          <text:deletion>
            <office:change-info>
              <dc:creator>Jim Kueneman</dc:creator>
              <dc:date>2014-03-09T13:26:00</dc:date>
            </office:change-info>
            <text:p text:style-name="P2">Node</text:p>
          </text:deletion>
        </text:changed-region>
        <text:changed-region xml:id="ct456745904" text:id="ct456745904">
          <text:insertion>
            <office:change-info>
              <dc:creator>Jim Kueneman</dc:creator>
              <dc:date>2014-03-09T13:26:00</dc:date>
            </office:change-info>
          </text:insertion>
        </text:changed-region>
        <text:changed-region xml:id="ct456745200" text:id="ct456745200">
          <text:deletion>
            <office:change-info>
              <dc:creator>Jim Kueneman</dc:creator>
              <dc:date>2014-03-09T13:34:00</dc:date>
            </office:change-info>
            <text:p text:style-name="P2">3530</text:p>
          </text:deletion>
        </text:changed-region>
        <text:changed-region xml:id="ct456745296" text:id="ct456745296">
          <text:insertion>
            <office:change-info>
              <dc:creator>Jim Kueneman</dc:creator>
              <dc:date>2014-03-09T13:34:00</dc:date>
            </office:change-info>
          </text:insertion>
        </text:changed-region>
        <text:changed-region xml:id="ct456746816" text:id="ct456746816">
          <text:deletion>
            <office:change-info>
              <dc:creator>Jim Kueneman</dc:creator>
              <dc:date>2014-03-09T13:35:00</dc:date>
            </office:change-info>
            <text:p text:style-name="P2">1Edd,d</text:p>
          </text:deletion>
        </text:changed-region>
        <text:changed-region xml:id="ct456746384" text:id="ct456746384">
          <text:insertion>
            <office:change-info>
              <dc:creator>Jim Kueneman</dc:creator>
              <dc:date>2014-03-09T13:35:00</dc:date>
            </office:change-info>
          </text:insertion>
        </text:changed-region>
        <text:changed-region xml:id="ct456710832" text:id="ct456710832">
          <text:deletion>
            <office:change-info>
              <dc:creator>Jim Kueneman</dc:creator>
              <dc:date>2014-03-09T13:35:00</dc:date>
            </office:change-info>
            <text:p text:style-name="P2">s</text:p>
          </text:deletion>
        </text:changed-region>
        <text:changed-region xml:id="ct456710960" text:id="ct456710960">
          <text:insertion>
            <office:change-info>
              <dc:creator>Jim Kueneman</dc:creator>
              <dc:date>2014-03-09T13:35:00</dc:date>
            </office:change-info>
          </text:insertion>
        </text:changed-region>
        <text:changed-region xml:id="ct456745392" text:id="ct456745392">
          <text:deletion>
            <office:change-info>
              <dc:creator>Jim Kueneman</dc:creator>
              <dc:date>2014-03-09T13:35:00</dc:date>
            </office:change-info>
            <text:p text:style-name="P2"><text:s/>53</text:p>
          </text:deletion>
        </text:changed-region>
        <text:changed-region xml:id="ct456688672" text:id="ct456688672">
          <text:insertion>
            <office:change-info>
              <dc:creator>Jim Kueneman</dc:creator>
              <dc:date>2014-03-09T13:56:00</dc:date>
            </office:change-info>
          </text:insertion>
        </text:changed-region>
        <text:changed-region xml:id="ct456747040" text:id="ct456747040">
          <text:insertion>
            <office:change-info>
              <dc:creator>Jim Kueneman</dc:creator>
              <dc:date>2014-03-09T13:35:00</dc:date>
            </office:change-info>
          </text:insertion>
        </text:changed-region>
        <text:changed-region xml:id="ct456747888" text:id="ct456747888">
          <text:deletion>
            <office:change-info>
              <dc:creator>Jim Kueneman</dc:creator>
              <dc:date>2014-03-09T13:27:00</dc:date>
            </office:change-info>
            <text:p text:style-name="Standard">Node</text:p>
          </text:deletion>
        </text:changed-region>
        <text:changed-region xml:id="ct456745040" text:id="ct456745040">
          <text:insertion>
            <office:change-info>
              <dc:creator>Jim Kueneman</dc:creator>
              <dc:date>2014-03-09T13:27:00</dc:date>
            </office:change-info>
          </text:insertion>
        </text:changed-region>
        <text:changed-region xml:id="ct456747696" text:id="ct456747696">
          <text:deletion>
            <office:change-info>
              <dc:creator>Jim Kueneman</dc:creator>
              <dc:date>2014-03-09T13:42:00</dc:date>
            </office:change-info>
            <text:p text:style-name="Standard">manufacturer</text:p>
          </text:deletion>
        </text:changed-region>
        <text:changed-region xml:id="ct456743232" text:id="ct456743232">
          <text:insertion>
            <office:change-info>
              <dc:creator>Jim Kueneman</dc:creator>
              <dc:date>2014-03-09T13:42:00</dc:date>
            </office:change-info>
          </text:insertion>
        </text:changed-region>
        <text:changed-region xml:id="ct456712336" text:id="ct456712336">
          <text:insertion>
            <office:change-info>
              <dc:creator>Jim Kueneman</dc:creator>
              <dc:date>2014-03-09T13:43:00</dc:date>
            </office:change-info>
          </text:insertion>
        </text:changed-region>
        <text:changed-region xml:id="ct456748288" text:id="ct456748288">
          <text:deletion>
            <office:change-info>
              <dc:creator>Jim Kueneman</dc:creator>
              <dc:date>2014-03-09T13:47:00</dc:date>
            </office:change-info>
            <text:p text:style-name="Standard">name</text:p>
          </text:deletion>
        </text:changed-region>
        <text:changed-region xml:id="ct456748576" text:id="ct456748576">
          <text:insertion>
            <office:change-info>
              <dc:creator>Jim Kueneman</dc:creator>
              <dc:date>2014-03-09T13:47:00</dc:date>
            </office:change-info>
          </text:insertion>
        </text:changed-region>
        <text:changed-region xml:id="ct456748672" text:id="ct456748672">
          <text:insertion>
            <office:change-info>
              <dc:creator>Jim Kueneman</dc:creator>
              <dc:date>2014-03-09T13:48:00</dc:date>
            </office:change-info>
          </text:insertion>
        </text:changed-region>
        <text:changed-region xml:id="ct456640624" text:id="ct456640624">
          <text:deletion>
            <office:change-info>
              <dc:creator>Jim Kueneman</dc:creator>
              <dc:date>2014-03-09T14:06:00</dc:date>
            </office:change-info>
            <text:p text:style-name="Standard"><text:s/>bytes including terminating null</text:p>
          </text:deletion>
        </text:changed-region>
        <text:changed-region xml:id="ct456748768" text:id="ct456748768">
          <text:deletion>
            <office:change-info>
              <dc:creator>Jim Kueneman</dc:creator>
              <dc:date>2014-03-09T13:43:00</dc:date>
            </office:change-info>
            <text:p text:style-name="Standard">41</text:p>
          </text:deletion>
        </text:changed-region>
        <text:changed-region xml:id="ct456640784" text:id="ct456640784">
          <text:deletion>
            <office:change-info>
              <dc:creator>Jim Kueneman</dc:creator>
              <dc:date>2014-03-09T14:06:00</dc:date>
            </office:change-info>
            <text:p text:style-name="Standard"><text:s/>of no more than </text:p>
          </text:deletion>
        </text:changed-region>
        <text:changed-region xml:id="ct456692224" text:id="ct456692224">
          <text:insertion>
            <office:change-info>
              <dc:creator>Jim Kueneman</dc:creator>
              <dc:date>2014-03-09T16:14:00</dc:date>
            </office:change-info>
          </text:insertion>
        </text:changed-region>
        <text:changed-region xml:id="ct456748864" text:id="ct456748864">
          <text:insertion>
            <office:change-info>
              <dc:creator>Jim Kueneman</dc:creator>
              <dc:date>2014-03-09T13:49:00</dc:date>
            </office:change-info>
          </text:insertion>
        </text:changed-region>
        <text:changed-region xml:id="ct456748960" text:id="ct456748960">
          <text:deletion>
            <office:change-info>
              <dc:creator>Jim Kueneman</dc:creator>
              <dc:date>2014-03-09T13:43:00</dc:date>
            </office:change-info>
            <text:p text:style-name="Standard">node model name</text:p>
          </text:deletion>
        </text:changed-region>
        <text:changed-region xml:id="ct456713008" text:id="ct456713008">
          <text:insertion>
            <office:change-info>
              <dc:creator>Jim Kueneman</dc:creator>
              <dc:date>2014-03-09T13:43:00</dc:date>
            </office:change-info>
          </text:insertion>
        </text:changed-region>
        <text:changed-region xml:id="ct456749120" text:id="ct456749120">
          <text:insertion>
            <office:change-info>
              <dc:creator>Jim Kueneman</dc:creator>
              <dc:date>2014-03-09T13:48:00</dc:date>
            </office:change-info>
          </text:insertion>
        </text:changed-region>
        <text:changed-region xml:id="ct456606528" text:id="ct456606528">
          <text:deletion>
            <office:change-info>
              <dc:creator>Jim Kueneman</dc:creator>
              <dc:date>2014-03-09T16:15:00</dc:date>
            </office:change-info>
            <text:p text:style-name="Standard">.</text:p>
          </text:deletion>
        </text:changed-region>
        <text:changed-region xml:id="ct456749408" text:id="ct456749408">
          <text:deletion>
            <office:change-info>
              <dc:creator>Jim Kueneman</dc:creator>
              <dc:date>2014-03-09T14:06:00</dc:date>
            </office:change-info>
            <text:p text:style-name="Standard"><text:s/>bytes including terminating null</text:p>
          </text:deletion>
        </text:changed-region>
        <text:changed-region xml:id="ct456749312" text:id="ct456749312">
          <text:deletion>
            <office:change-info>
              <dc:creator>Jim Kueneman</dc:creator>
              <dc:date>2014-03-09T13:43:00</dc:date>
            </office:change-info>
            <text:p text:style-name="Standard">41</text:p>
          </text:deletion>
        </text:changed-region>
        <text:changed-region xml:id="ct456749216" text:id="ct456749216">
          <text:deletion>
            <office:change-info>
              <dc:creator>Jim Kueneman</dc:creator>
              <dc:date>2014-03-09T14:06:00</dc:date>
            </office:change-info>
            <text:p text:style-name="Standard"><text:s/>of no more than </text:p>
          </text:deletion>
        </text:changed-region>
        <text:changed-region xml:id="ct456712816" text:id="ct456712816">
          <text:insertion>
            <office:change-info>
              <dc:creator>Jim Kueneman</dc:creator>
              <dc:date>2014-03-09T16:15:00</dc:date>
            </office:change-info>
          </text:insertion>
        </text:changed-region>
        <text:changed-region xml:id="ct456740944" text:id="ct456740944">
          <text:insertion>
            <office:change-info>
              <dc:creator>Jim Kueneman</dc:creator>
              <dc:date>2014-03-09T13:49:00</dc:date>
            </office:change-info>
          </text:insertion>
        </text:changed-region>
        <text:changed-region xml:id="ct456692544" text:id="ct456692544">
          <text:deletion>
            <office:change-info>
              <dc:creator>Jim Kueneman</dc:creator>
              <dc:date>2014-03-09T13:43:00</dc:date>
            </office:change-info>
            <text:p text:style-name="Standard">node hardware version</text:p>
          </text:deletion>
        </text:changed-region>
        <text:changed-region xml:id="ct456606656" text:id="ct456606656">
          <text:insertion>
            <office:change-info>
              <dc:creator>Jim Kueneman</dc:creator>
              <dc:date>2014-03-09T13:43:00</dc:date>
            </office:change-info>
          </text:insertion>
        </text:changed-region>
        <text:changed-region xml:id="ct456748064" text:id="ct456748064">
          <text:insertion>
            <office:change-info>
              <dc:creator>Jim Kueneman</dc:creator>
              <dc:date>2014-03-09T13:48:00</dc:date>
            </office:change-info>
          </text:insertion>
        </text:changed-region>
        <text:changed-region xml:id="ct456749808" text:id="ct456749808">
          <text:deletion>
            <office:change-info>
              <dc:creator>Jim Kueneman</dc:creator>
              <dc:date>2014-03-09T16:15:00</dc:date>
            </office:change-info>
            <text:p text:style-name="Standard"><text:span text:style-name="T1">.</text:span></text:p>
          </text:deletion>
        </text:changed-region>
        <text:changed-region xml:id="ct456698464" text:id="ct456698464">
          <text:deletion>
            <office:change-info>
              <dc:creator>Jim Kueneman</dc:creator>
              <dc:date>2014-03-09T14:06:00</dc:date>
            </office:change-info>
            <text:p text:style-name="Standard"><text:span text:style-name="T1"><text:s/>bytes including terminating null</text:span></text:p>
          </text:deletion>
        </text:changed-region>
        <text:changed-region xml:id="ct456692960" text:id="ct456692960">
          <text:deletion>
            <office:change-info>
              <dc:creator>Jim Kueneman</dc:creator>
              <dc:date>2014-03-09T13:43:00</dc:date>
            </office:change-info>
            <text:p text:style-name="Standard"><text:span text:style-name="T1">21</text:span></text:p>
          </text:deletion>
        </text:changed-region>
        <text:changed-region xml:id="ct456692864" text:id="ct456692864">
          <text:deletion>
            <office:change-info>
              <dc:creator>Jim Kueneman</dc:creator>
              <dc:date>2014-03-09T14:06:00</dc:date>
            </office:change-info>
            <text:p text:style-name="Standard"><text:span text:style-name="T1"><text:s/>of no more than </text:span></text:p>
          </text:deletion>
        </text:changed-region>
        <text:changed-region xml:id="ct456750080" text:id="ct456750080">
          <text:insertion>
            <office:change-info>
              <dc:creator>Jim Kueneman</dc:creator>
              <dc:date>2014-03-09T16:15:00</dc:date>
            </office:change-info>
          </text:insertion>
        </text:changed-region>
        <text:changed-region xml:id="ct456749904" text:id="ct456749904">
          <text:deletion>
            <office:change-info>
              <dc:creator>Jim Kueneman</dc:creator>
              <dc:date>2014-03-09T13:44:00</dc:date>
            </office:change-info>
            <text:p text:style-name="Standard">node software version</text:p>
          </text:deletion>
        </text:changed-region>
        <text:changed-region xml:id="ct456750176" text:id="ct456750176">
          <text:insertion>
            <office:change-info>
              <dc:creator>Jim Kueneman</dc:creator>
              <dc:date>2014-03-09T13:49:00</dc:date>
            </office:change-info>
          </text:insertion>
        </text:changed-region>
        <text:changed-region xml:id="ct456588112" text:id="ct456588112">
          <text:insertion>
            <office:change-info>
              <dc:creator>Jim Kueneman</dc:creator>
              <dc:date>2014-03-09T13:44:00</dc:date>
            </office:change-info>
          </text:insertion>
        </text:changed-region>
        <text:changed-region xml:id="ct456750464" text:id="ct456750464">
          <text:deletion>
            <office:change-info>
              <dc:creator>Jim Kueneman</dc:creator>
              <dc:date>2014-03-09T16:15:00</dc:date>
            </office:change-info>
            <text:p text:style-name="Standard"><text:span text:style-name="T1">.</text:span></text:p>
          </text:deletion>
        </text:changed-region>
        <text:changed-region xml:id="ct456750368" text:id="ct456750368">
          <text:deletion>
            <office:change-info>
              <dc:creator>Jim Kueneman</dc:creator>
              <dc:date>2014-03-09T14:06:00</dc:date>
            </office:change-info>
            <text:p text:style-name="Standard"><text:span text:style-name="T1"><text:s/>bytes including terminating null</text:span></text:p>
          </text:deletion>
        </text:changed-region>
        <text:changed-region xml:id="ct456698752" text:id="ct456698752">
          <text:deletion>
            <office:change-info>
              <dc:creator>Jim Kueneman</dc:creator>
              <dc:date>2014-03-09T13:44:00</dc:date>
            </office:change-info>
            <text:p text:style-name="Standard"><text:span text:style-name="T1">21</text:span></text:p>
          </text:deletion>
        </text:changed-region>
        <text:changed-region xml:id="ct456750272" text:id="ct456750272">
          <text:deletion>
            <office:change-info>
              <dc:creator>Jim Kueneman</dc:creator>
              <dc:date>2014-03-09T14:06:00</dc:date>
            </office:change-info>
            <text:p text:style-name="Standard"><text:span text:style-name="T1"><text:s/>of no more than </text:span></text:p>
          </text:deletion>
        </text:changed-region>
        <text:changed-region xml:id="ct456750592" text:id="ct456750592">
          <text:insertion>
            <office:change-info>
              <dc:creator>Jim Kueneman</dc:creator>
              <dc:date>2014-03-09T16:15:00</dc:date>
            </office:change-info>
          </text:insertion>
        </text:changed-region>
        <text:changed-region xml:id="ct456749504" text:id="ct456749504">
          <text:insertion>
            <office:change-info>
              <dc:creator>Jim Kueneman</dc:creator>
              <dc:date>2014-03-09T13:49:00</dc:date>
            </office:change-info>
          </text:insertion>
        </text:changed-region>
        <text:changed-region xml:id="ct456749600" text:id="ct456749600">
          <text:deletion>
            <office:change-info>
              <dc:creator>Jim Kueneman</dc:creator>
              <dc:date>2014-03-09T13:46:00</dc:date>
            </office:change-info>
            <text:list xml:id="list5413212739795050608" text:style-name="L1">
              <text:list-item>
                <text:p text:style-name="P3"/>
              </text:list-item>
              <text:list-item>
                <text:p text:style-name="P3">The byte 1 to indicate the version of the following content</text:p>
              </text:list-item>
              <text:list-item>
                <text:p text:style-name="P3">A null-terminated string for user-provided node name of no more than 63 bytes including terminating null.</text:p>
              </text:list-item>
              <text:list-item>
                <text:p text:style-name="P3">A null-terminated string for user-provided node description of no more than 64 bytes including terminating null.</text:p>
              </text:list-item>
            </text:list>
          </text:deletion>
        </text:changed-region>
        <text:changed-region xml:id="ct456749696" text:id="ct456749696">
          <text:insertion>
            <office:change-info>
              <dc:creator>Jim Kueneman</dc:creator>
              <dc:date>2014-03-09T13:49:00</dc:date>
            </office:change-info>
          </text:insertion>
        </text:changed-region>
        <text:changed-region xml:id="ct120535536" text:id="ct120535536">
          <text:insertion>
            <office:change-info>
              <dc:creator>Jim Kueneman</dc:creator>
              <dc:date>2014-03-09T16:24:00</dc:date>
            </office:change-info>
          </text:insertion>
        </text:changed-region>
        <text:changed-region xml:id="ct120501920" text:id="ct120501920">
          <text:deletion>
            <office:change-info>
              <dc:creator>Jim Kueneman</dc:creator>
              <dc:date>2014-03-09T16:15:00</dc:date>
            </office:change-info>
            <text:p text:style-name="Standard"><text:s/>bytes.</text:p>
          </text:deletion>
        </text:changed-region>
        <text:changed-region xml:id="ct120501792" text:id="ct120501792">
          <text:deletion>
            <office:change-info>
              <dc:creator>Jim Kueneman</dc:creator>
              <dc:date>2014-03-09T14:06:00</dc:date>
            </office:change-info>
            <text:p text:style-name="Standard">253</text:p>
          </text:deletion>
        </text:changed-region>
        <text:changed-region xml:id="ct120501664" text:id="ct120501664">
          <text:deletion>
            <office:change-info>
              <dc:creator>Jim Kueneman</dc:creator>
              <dc:date>2014-03-09T16:15:00</dc:date>
            </office:change-info>
            <text:p text:style-name="Standard">Note that the total length, including version numbers and nulls, must be less than </text:p>
          </text:deletion>
        </text:changed-region>
        <text:changed-region xml:id="ct120502672" text:id="ct120502672">
          <text:deletion>
            <office:change-info>
              <dc:creator>Jim Kueneman</dc:creator>
              <dc:date>2014-03-09T13:36:00</dc:date>
            </office:change-info>
            <text:p text:style-name="Standard">Simple</text:p>
          </text:deletion>
        </text:changed-region>
        <text:changed-region xml:id="ct120502944" text:id="ct120502944">
          <text:insertion>
            <office:change-info>
              <dc:creator>Jim Kueneman</dc:creator>
              <dc:date>2014-03-09T13:36:00</dc:date>
            </office:change-info>
          </text:insertion>
        </text:changed-region>
        <text:changed-region xml:id="ct120503040" text:id="ct120503040">
          <text:deletion>
            <office:change-info>
              <dc:creator>Jim Kueneman</dc:creator>
              <dc:date>2014-03-09T13:36:00</dc:date>
            </office:change-info>
            <text:p text:style-name="Standard">Node</text:p>
          </text:deletion>
        </text:changed-region>
        <text:changed-region xml:id="ct120503168" text:id="ct120503168">
          <text:insertion>
            <office:change-info>
              <dc:creator>Jim Kueneman</dc:creator>
              <dc:date>2014-03-09T13:36:00</dc:date>
            </office:change-info>
          </text:insertion>
        </text:changed-region>
        <text:changed-region xml:id="ct120503296" text:id="ct120503296">
          <text:deletion>
            <office:change-info>
              <dc:creator>Jim Kueneman</dc:creator>
              <dc:date>2014-03-09T13:37:00</dc:date>
            </office:change-info>
            <text:p text:style-name="Standard">Node</text:p>
          </text:deletion>
        </text:changed-region>
        <text:changed-region xml:id="ct120504112" text:id="ct120504112">
          <text:insertion>
            <office:change-info>
              <dc:creator>Jim Kueneman</dc:creator>
              <dc:date>2014-03-09T13:37:00</dc:date>
            </office:change-info>
          </text:insertion>
        </text:changed-region>
        <text:changed-region xml:id="ct120504240" text:id="ct120504240">
          <text:deletion>
            <office:change-info>
              <dc:creator>Jim Kueneman</dc:creator>
              <dc:date>2014-03-09T13:37:00</dc:date>
            </office:change-info>
            <text:p text:style-name="Standard">node's</text:p>
          </text:deletion>
        </text:changed-region>
        <text:changed-region xml:id="ct120504400" text:id="ct120504400">
          <text:insertion>
            <office:change-info>
              <dc:creator>Jim Kueneman</dc:creator>
              <dc:date>2014-03-09T13:37:00</dc:date>
            </office:change-info>
          </text:insertion>
        </text:changed-region>
        <text:changed-region xml:id="ct120503744" text:id="ct120503744">
          <text:deletion>
            <office:change-info>
              <dc:creator>Jim Kueneman</dc:creator>
              <dc:date>2014-03-09T13:37:00</dc:date>
            </office:change-info>
            <text:p text:style-name="P4">N</text:p>
          </text:deletion>
        </text:changed-region>
        <text:changed-region xml:id="ct120504544" text:id="ct120504544">
          <text:insertion>
            <office:change-info>
              <dc:creator>Jim Kueneman</dc:creator>
              <dc:date>2014-03-09T13:37:00</dc:date>
            </office:change-info>
          </text:insertion>
        </text:changed-region>
        <text:changed-region xml:id="ct120504672" text:id="ct120504672">
          <text:deletion>
            <office:change-info>
              <dc:creator>Jim Kueneman</dc:creator>
              <dc:date>2014-03-09T13:37:00</dc:date>
            </office:change-info>
            <text:p text:style-name="P4">I</text:p>
          </text:deletion>
        </text:changed-region>
        <text:changed-region xml:id="ct120505136" text:id="ct120505136">
          <text:insertion>
            <office:change-info>
              <dc:creator>Jim Kueneman</dc:creator>
              <dc:date>2014-03-09T13:37:00</dc:date>
            </office:change-info>
          </text:insertion>
        </text:changed-region>
        <text:changed-region xml:id="ct120505264" text:id="ct120505264">
          <text:deletion>
            <office:change-info>
              <dc:creator>Jim Kueneman</dc:creator>
              <dc:date>2014-03-09T13:37:00</dc:date>
            </office:change-info>
            <text:p text:style-name="P4">N</text:p>
          </text:deletion>
        </text:changed-region>
        <text:changed-region xml:id="ct120505872" text:id="ct120505872">
          <text:insertion>
            <office:change-info>
              <dc:creator>Jim Kueneman</dc:creator>
              <dc:date>2014-03-09T13:37:00</dc:date>
            </office:change-info>
          </text:insertion>
        </text:changed-region>
        <text:changed-region xml:id="ct120505968" text:id="ct120505968">
          <text:deletion>
            <office:change-info>
              <dc:creator>Jim Kueneman</dc:creator>
              <dc:date>2014-03-09T13:37:00</dc:date>
            </office:change-info>
            <text:p text:style-name="P4">I</text:p>
          </text:deletion>
        </text:changed-region>
        <text:changed-region xml:id="ct120506112" text:id="ct120506112">
          <text:insertion>
            <office:change-info>
              <dc:creator>Jim Kueneman</dc:creator>
              <dc:date>2014-03-09T13: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text:h>
      <text:p text:style-name="P1">There is a need for something for <text:change text:change-id="ct456733488"/><text:change-start text:change-id="ct456733728"/>train<text:change-end text:change-id="ct456733728"/> nodes, that uses a single message instead of datagrams and configuration. This allows getting getting the information with a bare minimum of support at the requested node end, so long as the requesting node can be sure to handle it.</text:p>
      <text:p text:style-name="P1"><text:change text:change-id="ct456694400"/><text:change text:change-id="ct456734144"/><text:change text:change-id="ct456734048"/><text:change text:change-id="ct456733296"/><text:change text:change-id="ct456733936"/></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Cross-link to ACDI is important. </text:p>
      <text:h text:style-name="Heading_20_2" text:outline-level="2">Messages</text:h>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5">Name</text:p>
          </table:table-cell>
          <table:table-cell table:style-name="Table4.A1" office:value-type="string">
            <text:p text:style-name="P15">Dest ID</text:p>
          </table:table-cell>
          <table:table-cell table:style-name="Table4.A1" office:value-type="string">
            <text:p text:style-name="P15"><text:s/></text:p>
          </table:table-cell>
          <table:table-cell table:style-name="Table4.A1" office:value-type="string">
            <text:p text:style-name="P15">Common</text:p>
            <text:p text:style-name="P15">MTI</text:p>
          </table:table-cell>
          <table:table-cell table:style-name="Table4.A1" office:value-type="string">
            <text:p text:style-name="P15">CAN format</text:p>
          </table:table-cell>
          <table:table-cell table:style-name="Table4.F1" office:value-type="string">
            <text:p text:style-name="P15">Data Content</text:p>
          </table:table-cell>
        </table:table-row>
        <table:table-row>
          <table:table-cell table:style-name="Table4.A2" office:value-type="string">
            <text:p text:style-name="P2">Simple <text:change text:change-id="ct456742096"/><text:change-start text:change-id="ct456741936"/>Train<text:change-end text:change-id="ct456741936"/> Information Request</text:p>
          </table:table-cell>
          <table:table-cell table:style-name="Table4.A2" office:value-type="string">
            <text:p text:style-name="P2">Y</text:p>
          </table:table-cell>
          <table:table-cell table:style-name="Table4.A2" office:value-type="string">
            <text:p text:style-name="P2"/>
          </table:table-cell>
          <table:table-cell table:style-name="Table4.A2" office:value-type="string">
            <text:p text:style-name="P2">0x<text:change text:change-id="ct456743360"/><text:change-start text:change-id="ct456743680"/>0DA8<text:change-end text:change-id="ct456743680"/></text:p>
          </table:table-cell>
          <table:table-cell table:style-name="Table4.A2" office:value-type="string">
            <text:p text:style-name="P2">0x<text:change text:change-id="ct456743808"/><text:change-start text:change-id="ct456743904"/>19DA<text:change-end text:change-id="ct456743904"/>,<text:change text:change-id="ct456743456"/><text:change-start text:change-id="ct456741680"/>8<text:change-end text:change-id="ct456741680"/>sss<text:change text:change-id="ct456640512"/></text:p>
          </table:table-cell>
          <table:table-cell table:style-name="Table4.F2" office:value-type="string">
            <text:p text:style-name="P17"><text:change-start text:change-id="ct456742624"/>fddd<text:change-end text:change-id="ct456742624"/></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5">Name</text:p>
          </table:table-cell>
          <table:table-cell table:style-name="Table2.A1" office:value-type="string">
            <text:p text:style-name="P15">Dest ID</text:p>
          </table:table-cell>
          <table:table-cell table:style-name="Table2.A1" office:value-type="string">
            <text:p text:style-name="P15"/>
          </table:table-cell>
          <table:table-cell table:style-name="Table2.A1" office:value-type="string">
            <text:p text:style-name="P15">Common</text:p>
            <text:p text:style-name="P15">MTI</text:p>
          </table:table-cell>
          <table:table-cell table:style-name="Table2.A1" office:value-type="string">
            <text:p text:style-name="P15">CAN format</text:p>
          </table:table-cell>
          <table:table-cell table:style-name="Table2.F1" office:value-type="string">
            <text:p text:style-name="P15">Data Content<text:change-start text:change-id="ct456746160"/></text:p>
            <text:p text:style-name="P17"><text:change-end text:change-id="ct456746160"/></text:p>
          </table:table-cell>
        </table:table-row>
        <table:table-row>
          <table:table-cell table:style-name="Table2.A2" office:value-type="string">
            <text:p text:style-name="P2">Simple <text:change text:change-id="ct456744800"/><text:change-start text:change-id="ct456745904"/>Train<text:change-end text:change-id="ct456745904"/> Information Reply</text:p>
          </table:table-cell>
          <table:table-cell table:style-name="Table2.A2" office:value-type="string">
            <text:p text:style-name="P2">Y</text:p>
          </table:table-cell>
          <table:table-cell table:style-name="Table2.A2" office:value-type="string">
            <text:p text:style-name="P2"/>
          </table:table-cell>
          <table:table-cell table:style-name="Table2.A2" office:value-type="string">
            <text:p text:style-name="P2">0x<text:change text:change-id="ct456745200"/><text:change-start text:change-id="ct456745296"/>09C8<text:change-end text:change-id="ct456745296"/></text:p>
          </table:table-cell>
          <table:table-cell table:style-name="Table2.A2" office:value-type="string">
            <text:p text:style-name="P2">0x<text:change text:change-id="ct456746816"/><text:change-start text:change-id="ct456746384"/>199C,<text:change-end text:change-id="ct456746384"/><text:change text:change-id="ct456710832"/><text:change-start text:change-id="ct456710960"/>8<text:change-end text:change-id="ct456710960"/>ss<text:change text:change-id="ct456745392"/><text:change-start text:change-id="ct456688672"/>s<text:change-end text:change-id="ct456688672"/></text:p>
          </table:table-cell>
          <table:table-cell table:style-name="Table2.F2" office:value-type="string">
            <text:p text:style-name="P2"><text:change-start text:change-id="ct456747040"/>fddd, <text:change-end text:change-id="ct456747040"/>Content, see below</text:p>
          </table:table-cell>
        </table:table-row>
      </table:table>
      <text:p text:style-name="Standard"/>
      <text:p text:style-name="Standard"><text:soft-page-break/>The Simple <text:change text:change-id="ct456747888"/><text:change-start text:change-id="ct456745040"/>Train<text:change-end text:change-id="ct456745040"/> Information Reply message(s) carry a stream of bytes:</text:p>
      <text:list xml:id="list1630211667" text:continue-numbering="true" text:style-name="L1">
        <text:list-item>
          <text:p text:style-name="P3">The byte 1 to indicate the version of the following content</text:p>
        </text:list-item>
        <text:list-item>
          <text:p text:style-name="P3">A null-terminated string for <text:change text:change-id="ct456747696"/><text:change-start text:change-id="ct456743232"/>the <text:change-end text:change-id="ct456743232"/><text:change-start text:change-id="ct456712336"/>road name<text:change-end text:change-id="ct456712336"/> <text:change text:change-id="ct456748288"/><text:change-start text:change-id="ct456748576"/>(<text:span text:style-name="T1">i.e.</text:span> “Rio Grande Southern<text:change-end text:change-id="ct456748576"/><text:change-start text:change-id="ct456748672"/>”)<text:change-end text:change-id="ct456748672"/><text:change text:change-id="ct456640624"/><text:change text:change-id="ct456748768"/><text:change text:change-id="ct456640784"/><text:change-start text:change-id="ct456692224"/> is recommended, but not required that this string be 32 characters or less based on a single line display of a modern smart phone<text:change-end text:change-id="ct456692224"/>.</text:p>
        </text:list-item>
        <text:list-item>
          <text:p text:style-name="P3">A null-terminated string for<text:change-start text:change-id="ct456748864"/> the<text:change-end text:change-id="ct456748864"/> <text:change text:change-id="ct456748960"/><text:change-start text:change-id="ct456713008"/>train class<text:change-end text:change-id="ct456713008"/><text:change-start text:change-id="ct456749120"/> (<text:span text:style-name="T1">i.e.</text:span> “K-27”)<text:change-end text:change-id="ct456749120"/><text:change text:change-id="ct456606528"/><text:change text:change-id="ct456749408"/><text:change text:change-id="ct456749312"/><text:change text:change-id="ct456749216"/><text:change-start text:change-id="ct456712816"/> is recommended, but not required that this string be 32 characters or less based on a single line display of a modern smart phone.<text:change-end text:change-id="ct456712816"/></text:p>
        </text:list-item>
        <text:list-item>
          <text:p text:style-name="P3">A null-terminated string for<text:change-start text:change-id="ct456740944"/> the<text:change-end text:change-id="ct456740944"/> <text:change text:change-id="ct456692544"/><text:change-start text:change-id="ct456606656"/>road number<text:change-end text:change-id="ct456606656"/><text:change-start text:change-id="ct456748064"/> (i<text:span text:style-name="T1">.e. “455”)</text:span><text:change-end text:change-id="ct456748064"/><text:change text:change-id="ct456749808"/><text:change text:change-id="ct456698464"/><text:change text:change-id="ct456692960"/><text:change text:change-id="ct456692864"/><text:change-start text:change-id="ct456750080"/><text:span text:style-name="T1"> is recommended, but not required that this string be 32 characters or less based on a single line display of a modern smart phone.</text:span><text:change-end text:change-id="ct456750080"/></text:p>
        </text:list-item>
        <text:list-item>
          <text:p text:style-name="P3">A null-terminated string for <text:change text:change-id="ct456749904"/><text:change-start text:change-id="ct456750176"/>the <text:change-end text:change-id="ct456750176"/><text:change-start text:change-id="ct456588112"/>train name (i<text:span text:style-name="T1">.e “San Juan Express”)</text:span><text:change-end text:change-id="ct456588112"/><text:change text:change-id="ct456750464"/><text:change text:change-id="ct456750368"/><text:change text:change-id="ct456698752"/><text:change text:change-id="ct456750272"/><text:change-start text:change-id="ct456750592"/><text:span text:style-name="T1"> is recommended, but not required that this string be 32 characters or less based on a single line display of a modern smart phone.</text:span><text:change-end text:change-id="ct456750592"/><text:change-start text:change-id="ct456749504"/></text:p>
        </text:list-item>
        <text:list-item>
          <text:p text:style-name="P3"><text:change-end text:change-id="ct456749504"/><text:change text:change-id="ct456749600"/><text:change-start text:change-id="ct456749696"/>A null-terminated string for the manufactures name <text:s/>(i<text:span text:style-name="T1">.e “Blackstone”) is recommended, but not required that this string be 32 characters or less based on a single line display of a modern smart phone.</text:span></text:p>
        </text:list-item>
        <text:list-item>
          <text:p text:style-name="P3">A null-terminated string for the owners name (i<text:span text:style-name="T1">.e “John Smith”) is recommended, but not required that this string be 32 characters or less based on a single line display of a modern smart phone.</text:span><text:change-end text:change-id="ct456749696"/></text:p>
        </text:list-item>
      </text:list>
      <text:p text:style-name="P20"><text:change-start text:change-id="ct120535536"/>Note that the total length, including version numbers and nulls, must be less than [253] bytes. <text:s/>This is based on the length of SNIP. <text:s/>There is discussion as to if this limit is needed. <text:s/>The argument is due to buffer management in a bridge between a fast and slow physical layer (Ethernet to CAN for instance). <text:s/>The bridge must buffer the entire Ethernet message then split it into CAN 8 byte messages. <text:s/>Having a fixed max length allows fixed buffers in the software/firmware development. </text:p>
      <text:p text:style-name="P20">The data returned by STIP must equivalent that is returned in the corresponding elements in the TDI Protocol. </text:p>
      <text:p text:style-name="Standard"><text:change-end text:change-id="ct120535536"/><text:change text:change-id="ct120501920"/><text:change text:change-id="ct120501792"/><text:change text:change-id="ct120501664"/></text:p>
      <text:h text:style-name="Heading_20_2" text:outline-level="2">Interactions</text:h>
      <text:p text:style-name="Standard">When a node gets a <text:change text:change-id="ct120502672"/><text:change-start text:change-id="ct120502944"/>Simple<text:change-end text:change-id="ct120502944"/> <text:change text:change-id="ct120503040"/><text:change-start text:change-id="ct120503168"/>Train<text:change-end text:change-id="ct120503168"/> Information Request, if possible it shall reply with one or more Simple <text:change text:change-id="ct120503296"/><text:change-start text:change-id="ct120504112"/>Train<text:change-end text:change-id="ct120504112"/> Information Reply messages containing the <text:change text:change-id="ct120504240"/><text:change-start text:change-id="ct120504400"/>train<text:change-end text:change-id="ct120504400"/> information. <text:s/>If it's not able to process the information, it shall send an Optional Interaction Rejected with an appropriate error code.</text:p>
      <text:p text:style-name="Standard">It's recommended that the rejection message have the temporary-error bit set, so that the node sending the original request will retry it.</text:p>
      <text:h text:style-name="Heading_20_1" text:outline-level="1">Draft notes</text:h>
      <text:p text:style-name="P1"><text:span text:style-name="T7">Handling a second request while sending </text:span><text:span text:style-name="T6">the</text:span><text:span text:style-name="T7"> first: If they can't be queued for later (immediate) processing, the node can reply with OptionalInteractionRejected message that indicates the issue is temporary, and that the request should be retried if the information is still desired. <text:s/></text:span></text:p>
      <text:p text:style-name="P4"><text:soft-page-break/></text:p>
      <text:p text:style-name="P4">(Setting of the first/last bits to make it a message; “because this version of the specification predates the use of first/last bits”, nodes initiating a transfer must be able to handle a series of reply messages)</text:p>
      <text:p text:style-name="P4"/>
      <text:p text:style-name="P4">Do nodes sending the response need to be able to resend it in response to a TerminateDueToError? <text:s/>This might be needed is e.g. a gateway gets congested while merging frames.</text:p>
      <text:p text:style-name="P4"/>
      <text:p text:style-name="P4">The information returned is intended to be considered static: <text:s/>A node may request it and never have to request it again, because it won't change. <text:s/>But the user might change the user-provided node name. <text:s/>How will other nodes know to do a S<text:change text:change-id="ct120503744"/><text:change-start text:change-id="ct120504544"/>T<text:change-end text:change-id="ct120504544"/>I<text:change text:change-id="ct120504672"/><text:change-start text:change-id="ct120505136"/>P<text:change-end text:change-id="ct120505136"/> request? <text:s/>They don't. <text:s/>Configuration tools could force themselves to reacquire the data, but there's no global notification of the change. <text:s/>(Allowing the node to only change on reset would fix that, because we could have S<text:change text:change-id="ct120505264"/><text:change-start text:change-id="ct120505872"/>P<text:change-end text:change-id="ct120505872"/>I<text:change text:change-id="ct120505968"/><text:change-start text:change-id="ct120506112"/>P<text:change-end text:change-id="ct120506112"/> users re-request the info when they see the reset.)</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Annotations to the Standard<text:tab/>1</text:p>
          <text:p text:style-name="P19"><text:s/>2.1 Introduction<text:tab/>1</text:p>
          <text:p text:style-name="P19"><text:s/>2.2 Intended Use<text:tab/>1</text:p>
          <text:p text:style-name="P19"><text:s/>2.3 Reference and Context<text:tab/>1</text:p>
          <text:p text:style-name="P19"><text:s/>2.4 Messages<text:tab/>1</text:p>
          <text:p text:style-name="P19"><text:s/>2.5 Interactions<text:tab/>2</text:p>
          <text:p text:style-name="P18"><text:s/>3 Draft notes<text:tab/>2</text:p>
        </text:index-body>
      </text:table-of-conten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Simple Node Information Protocol Technical Note</text:p>
      </style:header>
      <style:footer>
        <text:tracked-changes>
          <text:changed-region xml:id="ct456699328" text:id="ct456699328">
            <text:insertion>
              <office:change-info>
                <dc:creator>Bob Jacobsen</dc:creator>
                <dc:date>2013-03-26T14:01:00</dc:date>
              </office:change-info>
            </text:insertion>
          </text:changed-region>
          <text:changed-region xml:id="ct456707312" text:id="ct456707312">
            <text:insertion>
              <office:change-info>
                <dc:creator>Bob Jacobsen</dc:creator>
                <dc:date>2013-02-06T22:33:00</dc:date>
              </office:change-info>
            </text:insertion>
          </text:changed-region>
          <text:changed-region xml:id="ct456707408" text:id="ct456707408">
            <text:deletion>
              <office:change-info>
                <dc:creator>Bob Jacobsen</dc:creator>
                <dc:date>2013-02-06T22:33:00</dc:date>
              </office:change-info>
              <text:p text:style-name="MP4"><text:span text:style-name="Page_20_Number"><text:span text:style-name="MT2"><text:date style:data-style-name="N75" text:date-value="2014-03-09T16:35:29"/></text:span></text:span></text:p>
            </text:deletion>
          </text:changed-region>
        </text:tracked-changes>
        <text:p text:style-name="MP4"><text:span text:style-name="Page_20_Number"><text:span text:style-name="MT2">Copyright 2012</text:span></text:span><text:change-start text:change-id="ct456699328"/><text:span text:style-name="Page_20_Number"><text:span text:style-name="MT2">, 2013</text:span></text:span><text:change-end text:change-id="ct456699328"/><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3</text:page-count></text:span></text:span><text:span text:style-name="Page_20_Number"><text:span text:style-name="MT2"> - </text:span></text:span><text:change-start text:change-id="ct456707312"/><text:span text:style-name="Page_20_Number"><text:span text:style-name="MT2"><text:date style:data-style-name="N75" text:date-value="2014-03-09T16:35:29">Mar 9, 2014</text:date></text:span></text:span><text:change-end text:change-id="ct456707312"/><text:change text:change-id="ct456707408"/></text:p>
      </style:footer>
    </style:master-page>
    <style:master-page style:name="First_20_Page" style:display-name="First Page" style:page-layout-name="Mpm2" style:next-style-name="Standard">
      <style:header>
        <text:tracked-changes>
          <text:changed-region xml:id="ct456551136" text:id="ct456551136">
            <text:deletion>
              <office:change-info>
                <dc:creator>Jim Kueneman</dc:creator>
                <dc:date>2014-03-09T13:24:00</dc:date>
              </office:change-info>
              <text:p text:style-name="MP7">Node</text:p>
            </text:deletion>
          </text:changed-region>
          <text:changed-region xml:id="ct456641072" text:id="ct456641072">
            <text:insertion>
              <office:change-info>
                <dc:creator>Jim Kueneman</dc:creator>
                <dc:date>2014-03-09T13:2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Simple <text:change text:change-id="ct456551136"/><text:change-start text:change-id="ct456641072"/>Train<text:change-end text:change-id="ct456641072"/> Inform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03-09T16:35:29">Mar 9, 2014</text:date></text:p>
            </table:table-cell>
            <table:table-cell table:style-name="Table1.C1" office:value-type="string">
              <text:p text:style-name="MP7">Preliminary</text:p>
            </table:table-cell>
          </table:table-row>
        </table:table>
        <text:p text:style-name="Header"/>
      </style:header>
      <style:footer>
        <text:tracked-changes>
          <text:changed-region xml:id="ct456700128" text:id="ct456700128">
            <text:insertion>
              <office:change-info>
                <dc:creator>Bob Jacobsen</dc:creator>
                <dc:date>2013-03-26T14:01:00</dc:date>
              </office:change-info>
            </text:insertion>
          </text:changed-region>
          <text:changed-region xml:id="ct456716432" text:id="ct456716432">
            <text:insertion>
              <office:change-info>
                <dc:creator>Bob Jacobsen</dc:creator>
                <dc:date>2013-02-06T22:33:00</dc:date>
              </office:change-info>
            </text:insertion>
          </text:changed-region>
          <text:changed-region xml:id="ct456716528" text:id="ct456716528">
            <text:deletion>
              <office:change-info>
                <dc:creator>Bob Jacobsen</dc:creator>
                <dc:date>2013-02-06T22:33:00</dc:date>
              </office:change-info>
              <text:p text:style-name="MP8"><text:span text:style-name="Page_20_Number"><text:span text:style-name="MT2"><text:date style:data-style-name="N75" text:date-value="2014-03-09T16:35:29"/></text:span></text:span></text:p>
            </text:deletion>
          </text:changed-region>
        </text:tracked-changes>
        <text:p text:style-name="MP8"><text:span text:style-name="Page_20_Number"><text:span text:style-name="MT2">Copyright 2012</text:span></text:span><text:change-start text:change-id="ct456700128"/><text:span text:style-name="Page_20_Number"><text:span text:style-name="MT2">, 2013</text:span></text:span><text:change-end text:change-id="ct456700128"/><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3</text:page-count></text:span></text:span><text:span text:style-name="Page_20_Number"><text:span text:style-name="MT4"> - </text:span></text:span><text:change-start text:change-id="ct456716432"/><text:span text:style-name="Page_20_Number"><text:span text:style-name="MT2"><text:date style:data-style-name="N75" text:date-value="2014-03-09T16:35:29">Mar 9, 2014</text:date></text:span></text:span><text:change-end text:change-id="ct456716432"/><text:change text:change-id="ct456716528"/></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4</meta:editing-cycles>
    <meta:editing-duration>PT17H55M</meta:editing-duration>
    <meta:generator>OpenOffice/4.0.1$Unix OpenOffice.org_project/401m5$Build-9714</meta:generator>
    <dc:date>2014-03-09T16:35:29</dc:date>
    <dc:creator>Jim Kueneman</dc:creator>
    <meta:document-statistic meta:table-count="3" meta:image-count="1" meta:object-count="0" meta:page-count="3" meta:paragraph-count="121" meta:word-count="993" meta:character-count="5801"/>
    <meta:user-defined meta:name="Info 1"/>
    <meta:user-defined meta:name="Info 2"/>
    <meta:user-defined meta:name="Info 3"/>
    <meta:user-defined meta:name="Info 4"/>
  </office:meta>
</office:document-meta>
</file>